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1.655cm" fo:min-width="2.357cm"/>
      <style:paragraph-properties style:writing-mode="lr-tb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1.972cm" fo:min-width="2.357cm"/>
      <style:paragraph-properties style:writing-mode="lr-tb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2.608cm" fo:min-width="2.993cm"/>
      <style:paragraph-properties style:writing-mode="lr-tb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3.243cm" fo:min-width="3.31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91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899cm"/>
      <style:paragraph-properties style:writing-mode="lr-tb"/>
    </style:style>
    <style:style style:name="gr7" style:family="graphic" style:parent-style-name="standard">
      <style:graphic-properties svg:stroke-color="#000000" draw:fill-color="#dddddd" draw:textarea-horizontal-align="justify" draw:textarea-vertical-align="middle" draw:auto-grow-height="false" fo:min-height="10.227cm" fo:min-width="0cm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 fo:min-height="0cm" fo:min-width="0cm"/>
    </style:style>
    <style:style style:name="gr9" style:family="graphic" style:parent-style-name="objectwithoutfill">
      <style:graphic-properties svg:stroke-color="#000000" draw:fill="none" draw:textarea-vertical-align="middle"/>
    </style:style>
    <style:style style:name="gr10" style:family="graphic" style:parent-style-name="standard">
      <style:graphic-properties draw:stroke="dash" draw:stroke-dash="Long_20_Dash" svg:stroke-color="#000000" svg:stroke-opacity="100%" svg:stroke-linecap="butt" draw:fill="none" draw:fill-color="#ffffff" draw:opacity="100%" draw:textarea-horizontal-align="justify" draw:textarea-vertical-align="middle" draw:auto-grow-height="false" fo:min-height="4.936cm" fo:min-width="10.798cm"/>
    </style:style>
    <style:style style:name="gr11" style:family="graphic" style:parent-style-name="standard">
      <style:graphic-properties draw:stroke="none" svg:stroke-color="#000000" draw:fill="none" draw:fill-color="#ffffff" fo:min-height="0.967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3.423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1" style:family="paragraph">
      <style:paragraph-properties fo:text-align="center" style:writing-mode="lr-tb"/>
      <style:text-properties fo:font-size="9pt" style:font-size-asian="9pt" style:font-size-complex="9pt"/>
    </style:style>
    <style:style style:name="P2" style:family="paragraph">
      <loext:graphic-properties draw:fill-color="#ffffff"/>
      <style:paragraph-properties fo:text-align="center" style:writing-mode="lr-tb"/>
      <style:text-properties fo:font-size="9pt" style:font-size-asian="9pt" style:font-size-complex="9pt"/>
    </style:style>
    <style:style style:name="P3" style:family="paragraph">
      <loext:graphic-properties draw:fill="none" draw:fill-color="#ffffff"/>
      <style:paragraph-properties style:writing-mode="lr-tb"/>
      <style:text-properties fo:font-size="9pt" style:font-size-asian="9pt" style:font-size-complex="9pt"/>
    </style:style>
    <style:style style:name="P4" style:family="paragraph">
      <loext:graphic-properties draw:fill-color="#dddddd"/>
      <style:paragraph-properties fo:text-align="center"/>
    </style:style>
    <style:style style:name="P5" style:family="paragraph">
      <loext:graphic-properties draw:fill-color="#ffffff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 draw:opacity="100%"/>
      <style:paragraph-properties fo:text-align="center"/>
    </style:style>
    <style:style style:name="P8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9" style:family="paragraph">
      <loext:graphic-properties draw:fill="none"/>
      <style:paragraph-properties fo:text-align="center"/>
      <style:text-properties fo:font-size="10pt" style:font-size-asian="10pt" style:font-size-complex="10pt"/>
    </style:style>
    <style:style style:name="P10" style:family="paragraph">
      <loext:graphic-properties draw:fill="none" draw:fill-color="#ffffff"/>
      <style:text-properties fo:font-size="12pt" style:font-size-asian="12pt" style:font-size-complex="12pt"/>
    </style:style>
    <style:style style:name="P11" style:family="paragraph">
      <loext:graphic-properties draw:fill="none" draw:fill-color="#ffffff"/>
      <style:text-properties fo:font-size="8pt" style:font-size-asian="8pt" style:font-size-complex="8pt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857cm" svg:height="1.905cm" svg:x="11.16cm" svg:y="16.24cm">
          <text:p text:style-name="P1"><text:span text:style-name="T1">Battery</text:span></text:p>
          <text:p text:style-name="P1"><text:span text:style-name="T1">Managemen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857cm" svg:height="1.905cm" svg:x="7.668cm" svg:y="13.7cm">
          <text:p text:style-name="P1"><text:span text:style-name="T1">Power</text:span></text:p>
          <text:p text:style-name="P1"><text:span text:style-name="T1">Distribution</text:span></text:p>
          <text:p text:style-name="P1"><text:span text:style-name="T1">Unit (PDU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857cm" svg:height="1.905cm" svg:x="7.691cm" svg:y="16.265cm">
          <text:p text:style-name="P1"><text:span text:style-name="T1">Power</text:span></text:p>
          <text:p text:style-name="P1"><text:span text:style-name="T1">Conditioning</text:span></text:p>
          <text:p text:style-name="P1"><text:span text:style-name="T1">Unit (PCU)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857cm" svg:height="2.222cm" svg:x="4.175cm" svg:y="15.923cm">
          <text:p text:style-name="P1"><text:span text:style-name="T1">Max Power</text:span></text:p>
          <text:p text:style-name="P1"><text:span text:style-name="T1">Point Trackers</text:span></text:p>
          <text:p text:style-name="P1"><text:span text:style-name="T1">(MPPT)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493cm" svg:height="2.858cm" svg:x="10.895cm" svg:y="8.672cm">
          <text:p text:style-name="P1"><text:span text:style-name="T1">Legacy </text:span></text:p>
          <text:p text:style-name="P1"><text:span text:style-name="T1">Internal</text:span></text:p>
          <text:p text:style-name="P1"><text:span text:style-name="T1">Housekeeping</text:span></text:p>
          <text:p text:style-name="P1"><text:span text:style-name="T1">Unit (LIHU)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3.81cm" svg:height="3.493cm" svg:x="4.493cm" svg:y="8.936cm">
          <text:p text:style-name="P1"><text:span text:style-name="T1">Solar Arrays /</text:span></text:p>
          <text:p text:style-name="P1"><text:span text:style-name="T1">Panels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3.81cm" svg:height="3.493cm" svg:x="10.684cm" svg:y="4.095cm">
          <text:p text:style-name="P1"><text:span text:style-name="T1">Payload =</text:span></text:p>
          <text:p text:style-name="P1"><text:span text:style-name="T1">SSTV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3" draw:layer="layout" svg:width="2.542cm" svg:height="0.607cm" svg:x="23.515cm" svg:y="10.07cm">
          <draw:text-box>
            <text:p><text:span text:style-name="T1">70cm Antenna</text:span></text:p>
          </draw:text-box>
        </draw:frame>
        <draw:frame draw:style-name="gr6" draw:text-style-name="P3" draw:layer="layout" svg:width="2.399cm" svg:height="0.607cm" svg:x="23.559cm" svg:y="11.456cm">
          <draw:text-box>
            <text:p><text:span text:style-name="T1">2m Antenna</text:span></text:p>
          </draw:text-box>
        </draw:frame>
        <draw:custom-shape draw:style-name="gr7" draw:text-style-name="P4" draw:layer="layout" svg:width="0.318cm" svg:height="10.477cm" svg:x="15.79cm" svg:y="3.54cm">
          <text:p/>
          <draw:enhanced-geometry svg:viewBox="0 0 21600 21600" draw:type="rectangle" draw:enhanced-path="M 0 0 L 21600 0 21600 21600 0 21600 0 0 Z N"/>
        </draw:custom-shape>
        <draw:g>
          <draw:custom-shape draw:style-name="gr3" draw:text-style-name="P2" draw:layer="layout" svg:width="3.493cm" svg:height="2.858cm" svg:x="17.271cm" svg:y="7.005cm">
            <text:p text:style-name="P1"><text:span text:style-name="T1">Radiation</text:span></text:p>
            <text:p text:style-name="P1"><text:span text:style-name="T1">Tolerant</text:span></text:p>
            <text:p text:style-name="P1"><text:span text:style-name="T1">Internal</text:span></text:p>
            <text:p text:style-name="P1"><text:span text:style-name="T1">Housekeeping</text:span></text:p>
            <text:p text:style-name="P1"><text:span text:style-name="T1">Unit (RT-IHU)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3.493cm" svg:height="2.858cm" svg:x="17.271cm" svg:y="10.498cm">
            <text:p text:style-name="P1"><text:span text:style-name="T1">RX/TX &amp;</text:span></text:p>
            <text:p text:style-name="P1"><text:span text:style-name="T1">Improved</text:span></text:p>
            <text:p text:style-name="P1"><text:span text:style-name="T1">Command</text:span></text:p>
            <text:p text:style-name="P1"><text:span text:style-name="T1">Receiver</text:span></text:p>
            <text:p text:style-name="P1"><text:span text:style-name="T1">(ICR)</text:span></text:p>
            <draw:enhanced-geometry svg:viewBox="0 0 21600 21600" draw:type="rectangle" draw:enhanced-path="M 0 0 L 21600 0 21600 21600 0 21600 0 0 Z N"/>
          </draw:custom-shape>
          <draw:g>
            <draw:custom-shape draw:style-name="gr8" draw:text-style-name="P5" draw:layer="layout" svg:width="0.953cm" svg:height="0.635cm" svg:x="22.659cm" svg:y="10.008cm">
              <text:p/>
              <draw:enhanced-geometry svg:viewBox="0 0 21600 21600" draw:mirror-vertical="tru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line draw:style-name="gr9" draw:text-style-name="P6" draw:layer="layout" svg:x1="23.135cm" svg:y1="10.646cm" svg:x2="23.135cm" svg:y2="10.963cm">
              <text:p/>
            </draw:line>
          </draw:g>
          <draw:g>
            <draw:custom-shape draw:style-name="gr8" draw:text-style-name="P5" draw:layer="layout" svg:width="0.953cm" svg:height="0.647cm" svg:x="22.769cm" svg:y="11.447cm">
              <text:p/>
              <draw:enhanced-geometry svg:viewBox="0 0 21600 21600" draw:mirror-vertical="tru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line draw:style-name="gr9" draw:text-style-name="P6" draw:layer="layout" svg:x1="23.245cm" svg:y1="12.096cm" svg:x2="23.245cm" svg:y2="12.419cm">
              <text:p/>
            </draw:line>
          </draw:g>
          <draw:line draw:style-name="gr9" draw:text-style-name="P6" draw:layer="layout" svg:x1="20.764cm" svg:y1="12.403cm" svg:x2="23.249cm" svg:y2="12.421cm">
            <text:p/>
          </draw:line>
          <draw:line draw:style-name="gr9" draw:text-style-name="P6" draw:layer="layout" svg:x1="20.748cm" svg:y1="10.948cm" svg:x2="23.15cm" svg:y2="10.959cm">
            <text:p/>
          </draw:line>
        </draw:g>
        <draw:custom-shape draw:style-name="gr10" draw:text-style-name="P7" draw:layer="layout" svg:width="11.298cm" svg:height="5.186cm" svg:x="3.201cm" svg:y="13.414cm">
          <text:p/>
          <draw:enhanced-geometry svg:viewBox="0 0 21600 21600" draw:type="rectangle" draw:enhanced-path="M 0 0 L 21600 0 21600 21600 0 21600 0 0 Z N"/>
        </draw:custom-shape>
        <draw:frame draw:style-name="gr11" draw:text-style-name="P8" draw:layer="layout" svg:width="2.355cm" svg:height="1.217cm" svg:x="4.63cm" svg:y="13.97cm">
          <draw:text-box>
            <text:p>EPS</text:p>
          </draw:text-box>
        </draw:frame>
        <draw:line draw:style-name="gr9" draw:text-style-name="P9" draw:layer="layout" svg:x1="14.499cm" svg:y1="5.795cm" svg:x2="15.822cm" svg:y2="5.795cm">
          <text:p/>
        </draw:line>
        <draw:line draw:style-name="gr9" draw:text-style-name="P9" draw:layer="layout" svg:x1="16.124cm" svg:y1="11.758cm" svg:x2="17.304cm" svg:y2="11.748cm">
          <text:p/>
        </draw:line>
        <draw:line draw:style-name="gr9" draw:text-style-name="P9" draw:layer="layout" svg:x1="16.103cm" svg:y1="8.642cm" svg:x2="17.304cm" svg:y2="8.652cm">
          <text:p/>
        </draw:line>
        <draw:line draw:style-name="gr9" draw:text-style-name="P9" draw:layer="layout" svg:x1="14.414cm" svg:y1="10.023cm" svg:x2="15.737cm" svg:y2="10.023cm">
          <text:p/>
        </draw:line>
        <draw:line draw:style-name="gr9" draw:text-style-name="P9" draw:layer="layout" svg:x1="8.281cm" svg:y1="11.457cm" svg:x2="9.393cm" svg:y2="11.457cm">
          <text:p/>
        </draw:line>
        <draw:line draw:style-name="gr9" draw:text-style-name="P9" draw:layer="layout" svg:x1="9.376cm" svg:y1="11.427cm" svg:x2="9.36cm" svg:y2="13.676cm">
          <text:p/>
        </draw:line>
        <draw:line draw:style-name="gr9" draw:text-style-name="P9" draw:layer="layout" svg:x1="7.028cm" svg:y1="17.049cm" svg:x2="7.722cm" svg:y2="17.049cm">
          <text:p/>
        </draw:line>
        <draw:line draw:style-name="gr9" draw:text-style-name="P9" draw:layer="layout" svg:x1="10.558cm" svg:y1="17.156cm" svg:x2="11.162cm" svg:y2="17.165cm">
          <text:p/>
        </draw:line>
        <draw:line draw:style-name="gr9" draw:text-style-name="P9" draw:layer="layout" svg:x1="9.211cm" svg:y1="15.577cm" svg:x2="9.218cm" svg:y2="16.267cm">
          <text:p/>
        </draw:line>
        <draw:frame draw:style-name="gr12" draw:text-style-name="P8" draw:layer="layout" svg:width="3.923cm" svg:height="1.039cm" svg:x="14.499cm" svg:y="2.752cm">
          <draw:text-box>
            <text:p><text:span text:style-name="T2">Fox-Plus Interconnect</text:span></text:p>
            <text:p><text:span text:style-name="T2"><text:s text:c="18"/></text:span><text:span text:style-name="T2">Bus</text:span></text:p>
          </draw:text-box>
        </draw:frame>
        <draw:line draw:style-name="gr9" draw:text-style-name="P9" draw:layer="layout" svg:x1="9.808cm" svg:y1="11.859cm" svg:x2="9.816cm" svg:y2="13.693cm">
          <text:p/>
        </draw:line>
        <draw:line draw:style-name="gr9" draw:text-style-name="P9" draw:layer="layout" svg:x1="9.808cm" svg:y1="11.868cm" svg:x2="15.799cm" svg:y2="11.859cm">
          <text:p/>
        </draw:line>
        <draw:frame draw:style-name="gr13" draw:text-style-name="P10" draw:layer="layout" svg:width="4.955cm" svg:height="1.199cm" svg:x="20.267cm" svg:y="18.521cm">
          <draw:text-box>
            <text:p><text:span text:style-name="T3">Fox-Plus A Subsystems</text:span></text:p>
            <text:p><text:span text:style-name="T3">Block Diagram</text:span></text:p>
          </draw:text-box>
        </draw:frame>
        <draw:frame draw:style-name="gr13" draw:text-style-name="P11" draw:layer="layout" svg:width="1.916cm" svg:height="0.569cm" svg:x="24.737cm" svg:y="20.114cm">
          <draw:text-box>
            <text:p><text:span text:style-name="T4">02/13/2023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Mike Moore</meta:initial-creator>
    <meta:creation-date>2023-02-13T14:24:47.245669438</meta:creation-date>
    <dc:date>2023-02-14T14:39:22.819974640</dc:date>
    <dc:creator>Mike Moore</dc:creator>
    <meta:editing-duration>PT16M52S</meta:editing-duration>
    <meta:editing-cycles>4</meta:editing-cycles>
    <meta:generator>LibreOffice/7.3.7.2$Linux_X86_64 LibreOffice_project/30$Build-2</meta:generator>
    <meta:document-statistic meta:object-count="37"/>
  </office:meta>
</office:document-meta>
</file>